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font524" svg:font-family="font524"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color="#4472c4"/>
    </style:style>
    <style:style style:name="P3" style:family="paragraph" style:parent-style-name="Standard">
      <style:paragraph-properties fo:text-align="center" style:justify-single-word="false"/>
      <style:text-properties fo:color="#4472c4"/>
    </style:style>
    <style:style style:name="P4" style:family="paragraph" style:parent-style-name="Standard">
      <loext:graphic-properties draw:fill="solid" draw:fill-color="#4472c4"/>
      <style:paragraph-properties fo:background-color="#4472c4"/>
      <style:text-properties fo:color="#ffffff" fo:font-size="14pt" style:font-size-asian="14pt" style:font-size-complex="14pt"/>
    </style:style>
    <style:style style:name="P5" style:family="paragraph" style:parent-style-name="Standard">
      <style:text-properties fo:color="#be480a" fo:font-size="12pt" style:font-size-asian="12pt" style:font-size-complex="12pt"/>
    </style:style>
    <style:style style:name="P6" style:family="paragraph" style:parent-style-name="Standard">
      <style:paragraph-properties fo:break-before="page"/>
    </style:style>
    <style:style style:name="P7" style:family="paragraph" style:parent-style-name="Title">
      <style:paragraph-properties fo:text-align="center" style:justify-single-word="false" fo:break-before="page"/>
      <style:text-properties fo:color="#4472c4"/>
    </style:style>
    <style:style style:name="P8" style:family="paragraph" style:parent-style-name="List_20_Paragraph">
      <style:paragraph-properties fo:break-before="page"/>
    </style:style>
    <style:style style:name="P9" style:family="paragraph" style:parent-style-name="List_20_Paragraph">
      <style:paragraph-properties fo:break-before="page"/>
      <style:text-properties fo:font-size="12pt" style:font-size-asian="12pt" style:font-size-complex="12pt"/>
    </style:style>
    <style:style style:name="P10" style:family="paragraph" style:parent-style-name="List_20_Paragraph">
      <style:paragraph-properties fo:break-before="page"/>
      <style:text-properties fo:color="#2a6099" style:text-line-through-style="none" style:text-line-through-type="none" style:font-name="Calibri" fo:font-size="14pt" fo:font-style="normal" style:text-underline-style="solid" style:text-underline-width="auto" style:text-underline-color="font-color" fo:font-weight="bold" style:font-name-asian="Calibri1" style:font-size-asian="14pt" style:font-style-asian="normal" style:font-weight-asian="bold" style:font-name-complex="font524" style:font-size-complex="14pt" style:font-style-complex="normal" style:font-weight-complex="bold"/>
    </style:style>
    <style:style style:name="P11" style:family="paragraph" style:parent-style-name="List_20_Paragraph">
      <style:text-properties fo:font-size="12pt" style:font-size-asian="12pt" style:font-size-complex="12pt"/>
    </style:style>
    <style:style style:name="P12" style:family="paragraph" style:parent-style-name="List_20_Paragraph">
      <style:text-properties fo:font-size="12pt" officeooo:rsid="004f1f1e" officeooo:paragraph-rsid="004f1f1e" style:font-size-asian="12pt" style:font-size-complex="12pt"/>
    </style:style>
    <style:style style:name="P13" style:family="paragraph" style:parent-style-name="List_20_Paragraph">
      <style:text-properties fo:font-size="12pt" officeooo:rsid="00519071" officeooo:paragraph-rsid="00519071" style:font-size-asian="12pt" style:font-size-complex="12pt"/>
    </style:style>
    <style:style style:name="P14" style:family="paragraph" style:parent-style-name="List_20_Paragraph">
      <style:text-properties fo:font-size="12pt" officeooo:rsid="005251bc" officeooo:paragraph-rsid="0052dc24" style:font-size-asian="12pt" style:font-size-complex="12pt"/>
    </style:style>
    <style:style style:name="P15" style:family="paragraph" style:parent-style-name="List_20_Paragraph">
      <style:text-properties fo:font-size="12pt" officeooo:rsid="00535df0" officeooo:paragraph-rsid="00535df0" style:font-size-asian="12pt" style:font-size-complex="12pt"/>
    </style:style>
    <style:style style:name="P16" style:family="paragraph" style:parent-style-name="List_20_Paragraph">
      <style:text-properties fo:font-size="12pt" officeooo:rsid="0055facb" officeooo:paragraph-rsid="0055facb" style:font-size-asian="12pt" style:font-size-complex="12pt"/>
    </style:style>
    <style:style style:name="P17" style:family="paragraph" style:parent-style-name="List_20_Paragraph">
      <style:text-properties fo:font-size="12pt" officeooo:rsid="005b30a1" officeooo:paragraph-rsid="005b30a1" style:font-size-asian="12pt" style:font-size-complex="12pt"/>
    </style:style>
    <style:style style:name="P18" style:family="paragraph" style:parent-style-name="List_20_Paragraph">
      <style:text-properties fo:font-size="12pt" officeooo:rsid="005b30a1" officeooo:paragraph-rsid="005b7ecc" style:font-size-asian="12pt" style:font-size-complex="12pt"/>
    </style:style>
    <style:style style:name="P19" style:family="paragraph" style:parent-style-name="List_20_Paragraph">
      <style:text-properties fo:font-size="12pt" officeooo:rsid="005b7ecc" officeooo:paragraph-rsid="005b7ecc" style:font-size-asian="12pt" style:font-size-complex="12pt"/>
    </style:style>
    <style:style style:name="P20" style:family="paragraph" style:parent-style-name="List_20_Paragraph">
      <style:text-properties fo:color="#be480a" fo:font-size="12pt" style:font-size-asian="12pt" style:font-size-complex="12pt"/>
    </style:style>
    <style:style style:name="P21" style:family="paragraph" style:parent-style-name="List_20_Paragraph">
      <style:text-properties fo:color="#be480a" style:text-line-through-style="none" style:text-line-through-type="none" style:font-name="Calibri" fo:font-size="14pt" fo:font-style="normal" style:text-underline-style="none" fo:font-weight="bold" officeooo:rsid="0055facb" officeooo:paragraph-rsid="0055facb" style:font-name-asian="Calibri1" style:font-size-asian="14pt" style:font-style-asian="normal" style:font-weight-asian="bold" style:font-name-complex="font524" style:font-size-complex="14pt" style:font-style-complex="normal" style:font-weight-complex="bold"/>
    </style:style>
    <style:style style:name="P22" style:family="paragraph" style:parent-style-name="List_20_Paragraph">
      <style:text-properties fo:color="#2a6099" style:text-line-through-style="none" style:text-line-through-type="non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List_20_Paragraph">
      <style:text-properties fo:color="#2a6099" style:text-line-through-style="none" style:text-line-through-type="none" style:font-name="Calibri" fo:font-size="14pt" fo:font-style="normal" style:text-underline-style="solid" style:text-underline-width="auto" style:text-underline-color="font-color" fo:font-weight="bold" style:font-name-asian="Calibri1" style:font-size-asian="14pt" style:font-style-asian="normal" style:font-weight-asian="bold" style:font-name-complex="font524" style:font-size-complex="14pt" style:font-style-complex="normal" style:font-weight-complex="bold"/>
    </style:style>
    <style:style style:name="P24" style:family="paragraph" style:parent-style-name="List_20_Paragraph">
      <style:text-properties fo:color="#2a6099" style:text-line-through-style="none" style:text-line-through-type="none" style:font-name="Calibri" fo:font-size="14pt" fo:font-style="normal" style:text-underline-style="solid" style:text-underline-width="auto" style:text-underline-color="font-color" fo:font-weight="bold" officeooo:rsid="004c9046" officeooo:paragraph-rsid="004c9046" style:font-name-asian="Calibri1" style:font-size-asian="14pt" style:font-style-asian="normal" style:font-weight-asian="bold" style:font-name-complex="font524" style:font-size-complex="14pt" style:font-style-complex="normal" style:font-weight-complex="bold"/>
    </style:style>
    <style:style style:name="P25" style:family="paragraph" style:parent-style-name="List_20_Paragraph">
      <style:text-properties fo:color="#2a6099" style:text-line-through-style="none" style:text-line-through-type="none" style:font-name="Calibri" fo:font-size="14pt" fo:font-style="normal" style:text-underline-style="solid" style:text-underline-width="auto" style:text-underline-color="font-color" fo:font-weight="bold" officeooo:rsid="005b30a1" officeooo:paragraph-rsid="005b30a1" style:font-name-asian="Calibri1" style:font-size-asian="14pt" style:font-style-asian="normal" style:font-weight-asian="bold" style:font-name-complex="font524" style:font-size-complex="14pt" style:font-style-complex="normal" style:font-weight-complex="bold"/>
    </style:style>
    <style:style style:name="P26" style:family="paragraph" style:parent-style-name="List_20_Paragraph">
      <style:text-properties fo:font-size="11pt" officeooo:rsid="004f1f1e" officeooo:paragraph-rsid="004f1f1e" style:font-size-asian="11pt" style:font-size-complex="11pt"/>
    </style:style>
    <style:style style:name="P27" style:family="paragraph" style:parent-style-name="List_20_Paragraph">
      <style:text-properties fo:font-size="13pt" fo:font-weight="bold" officeooo:rsid="004f6972" officeooo:paragraph-rsid="004f6972" style:font-size-asian="13pt" style:font-weight-asian="bold" style:font-size-complex="13pt" style:font-weight-complex="bold"/>
    </style:style>
    <style:style style:name="P28" style:family="paragraph" style:parent-style-name="List_20_Paragraph">
      <style:text-properties fo:color="#000000" style:text-line-through-style="none" style:text-line-through-type="none" style:font-name="Calibri" fo:font-size="12pt" fo:font-style="normal" style:text-underline-style="none" fo:font-weight="normal" officeooo:rsid="0055facb" officeooo:paragraph-rsid="0055facb" style:font-name-asian="Calibri1" style:font-size-asian="12pt" style:font-style-asian="normal" style:font-weight-asian="normal" style:font-name-complex="font524" style:font-size-complex="12pt" style:font-style-complex="normal" style:font-weight-complex="normal"/>
    </style:style>
    <style:style style:name="P29" style:family="paragraph" style:parent-style-name="List_20_Paragraph">
      <style:text-properties fo:color="#000000" style:text-line-through-style="none" style:text-line-through-type="none" style:font-name="Calibri" fo:font-size="12pt" fo:font-style="normal" style:text-underline-style="none" fo:font-weight="normal" officeooo:rsid="0055facb" officeooo:paragraph-rsid="0058b283" style:font-name-asian="Calibri1" style:font-size-asian="12pt" style:font-style-asian="normal" style:font-weight-asian="normal" style:font-name-complex="font524" style:font-size-complex="12pt" style:font-style-complex="normal" style:font-weight-complex="normal"/>
    </style:style>
    <style:style style:name="P30" style:family="paragraph" style:parent-style-name="List_20_Paragraph">
      <style:text-properties fo:color="#5b277d" fo:font-size="12pt" fo:font-weight="bold" officeooo:rsid="005b30a1" officeooo:paragraph-rsid="005b7ecc" style:font-size-asian="12pt" style:font-weight-asian="bold" style:font-size-complex="12pt" style:font-weight-complex="bold"/>
    </style:style>
    <style:style style:name="P31" style:family="paragraph" style:parent-style-name="List_20_Paragraph">
      <style:paragraph-properties fo:margin-left="1in" fo:margin-right="0in" fo:text-indent="0in" style:auto-text-indent="false"/>
    </style:style>
    <style:style style:name="P32" style:family="paragraph" style:parent-style-name="List_20_Paragraph">
      <style:paragraph-properties fo:margin-left="1in" fo:margin-right="0in" fo:text-indent="0in" style:auto-text-indent="false"/>
      <style:text-properties fo:font-size="12pt" style:font-size-asian="12pt" style:font-size-complex="12pt"/>
    </style:style>
    <style:style style:name="P33" style:family="paragraph" style:parent-style-name="Standard">
      <style:paragraph-properties fo:margin-top="0in" fo:margin-bottom="0in" loext:contextual-spacing="false" fo:line-height="100%" fo:hyphenation-ladder-count="no-limit"/>
      <style:text-properties officeooo:paragraph-rsid="002b53cb" fo:hyphenate="true" fo:hyphenation-remain-char-count="2" fo:hyphenation-push-char-count="2"/>
    </style:style>
    <style:style style:name="P34" style:family="paragraph" style:parent-style-name="Standard">
      <style:paragraph-properties fo:margin-top="0in" fo:margin-bottom="0in" loext:contextual-spacing="false" fo:line-height="100%" fo:hyphenation-ladder-count="no-limit"/>
      <style:text-properties fo:color="#be480a" fo:font-size="12pt" officeooo:rsid="00295a99" officeooo:paragraph-rsid="002b53cb" style:font-size-asian="12pt" style:font-size-complex="12pt" fo:hyphenate="true" fo:hyphenation-remain-char-count="2" fo:hyphenation-push-char-count="2"/>
    </style:style>
    <style:style style:name="P35" style:family="paragraph" style:parent-style-name="List_20_Paragraph" style:list-style-name="WWNum1"/>
    <style:style style:name="P36" style:family="paragraph" style:parent-style-name="List_20_Paragraph" style:list-style-name="WWNum1">
      <style:text-properties fo:font-size="12pt" style:font-size-asian="12pt" style:font-size-complex="12pt"/>
    </style:style>
    <style:style style:name="P37" style:family="paragraph" style:parent-style-name="List_20_Paragraph" style:list-style-name="WWNum2">
      <style:text-properties fo:font-size="12pt" style:font-size-asian="12pt" style:font-size-complex="12pt"/>
    </style:style>
    <style:style style:name="P38" style:family="paragraph" style:parent-style-name="List_20_Paragraph" style:list-style-name="L1">
      <style:text-properties fo:font-size="12pt" officeooo:rsid="0034a88e" officeooo:paragraph-rsid="0034a88e" style:font-size-asian="12pt" style:font-size-complex="12pt"/>
    </style:style>
    <style:style style:name="P39" style:family="paragraph" style:parent-style-name="List_20_Paragraph" style:list-style-name="L2">
      <style:text-properties fo:font-size="12pt" officeooo:rsid="003f7d57" officeooo:paragraph-rsid="003f7d57" style:font-size-asian="12pt" style:font-size-complex="12pt"/>
    </style:style>
    <style:style style:name="P40" style:family="paragraph" style:parent-style-name="List_20_Paragraph" style:list-style-name="L2">
      <style:text-properties fo:font-size="12pt" officeooo:rsid="0040c4b8" officeooo:paragraph-rsid="0040c4b8" style:font-size-asian="12pt" style:font-size-complex="12pt"/>
    </style:style>
    <style:style style:name="P41" style:family="paragraph" style:parent-style-name="List_20_Paragraph" style:list-style-name="WWNum2"/>
    <style:style style:name="P42" style:family="paragraph" style:parent-style-name="List_20_Paragraph" style:list-style-name="L1">
      <style:text-properties fo:color="#000000" fo:font-size="12pt" officeooo:rsid="003622fc" officeooo:paragraph-rsid="003622fc" style:font-size-asian="12pt" style:font-size-complex="12pt"/>
    </style:style>
    <style:style style:name="P43" style:family="paragraph" style:parent-style-name="List_20_Paragraph" style:list-style-name="L1">
      <style:text-properties fo:color="#000000" fo:font-size="12pt" officeooo:rsid="003b7bd2" officeooo:paragraph-rsid="003b7bd2" style:font-size-asian="12pt" style:font-size-complex="12pt"/>
    </style:style>
    <style:style style:name="P44" style:family="paragraph" style:parent-style-name="List_20_Paragraph" style:list-style-name="L2">
      <style:text-properties fo:color="#000000" fo:font-size="12pt" officeooo:rsid="00424176" officeooo:paragraph-rsid="004329e1" style:font-size-asian="12pt" style:font-size-complex="12pt"/>
    </style:style>
    <style:style style:name="P45" style:family="paragraph" style:parent-style-name="List_20_Paragraph" style:list-style-name="L2">
      <style:text-properties fo:color="#000000" fo:font-size="12pt" officeooo:rsid="004329e1" officeooo:paragraph-rsid="0044ae1f" style:font-size-asian="12pt" style:font-size-complex="12pt"/>
    </style:style>
    <style:style style:name="P46" style:family="paragraph" style:parent-style-name="List_20_Paragraph" style:list-style-name="WWNum1">
      <style:text-properties fo:color="#000000" officeooo:rsid="0066c0b7" officeooo:paragraph-rsid="0066c0b7"/>
    </style:style>
    <style:style style:name="P47" style:family="paragraph" style:parent-style-name="List_20_Paragraph" style:list-style-name="L1">
      <style:text-properties fo:color="#be480a" fo:font-size="12pt" officeooo:rsid="00364127" officeooo:paragraph-rsid="00364127" style:font-size-asian="12pt" style:font-size-complex="12pt"/>
    </style:style>
    <style:style style:name="P48" style:family="paragraph" style:parent-style-name="List_20_Paragraph" style:list-style-name="L1">
      <style:text-properties fo:color="#be480a" fo:font-size="12pt" officeooo:rsid="00364127" officeooo:paragraph-rsid="004329e1" style:font-size-asian="12pt" style:font-size-complex="12pt"/>
    </style:style>
    <style:style style:name="P49" style:family="paragraph" style:parent-style-name="List_20_Paragraph" style:list-style-name="L2">
      <style:paragraph-properties fo:margin-left="0in" fo:margin-right="0in" fo:text-indent="0in" style:auto-text-indent="false"/>
      <style:text-properties fo:color="#000000" fo:font-size="12pt" officeooo:rsid="004329e1" officeooo:paragraph-rsid="0044ae1f" style:font-size-asian="12pt" style:font-size-complex="12pt"/>
    </style:style>
    <style:style style:name="P50" style:family="paragraph" style:parent-style-name="Standard" style:master-page-name="Standard">
      <style:paragraph-properties style:page-number="auto"/>
    </style:style>
    <style:style style:name="P51"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52" style:family="paragraph">
      <loext:graphic-properties draw:fill-color="#b4c7dc"/>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4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4pt" style:language-asian="en" style:country-asian="US" style:font-style-asian="normal" style:font-weight-asian="normal" style:font-name-complex="Times New Roman1" style:font-size-complex="14pt" style:language-complex="ar" style:country-complex="SA" style:font-style-complex="normal" style:font-weight-complex="normal" style:text-emphasize="none" style:text-scale="100%" style:font-relief="none" style:text-overline-style="none" style:text-overline-color="font-color" fo:hyphenate="false"/>
    </style:style>
    <style:style style:name="P53" style:family="paragraph">
      <style:paragraph-properties fo:text-align="center"/>
    </style:style>
    <style:style style:name="P54" style:family="paragraph">
      <loext:graphic-properties draw:fill-color="#3465a4"/>
      <style:paragraph-properties fo:text-align="center"/>
      <style:text-properties fo:color="#eeeeee"/>
    </style:style>
    <style:style style:name="P55" style:family="paragraph">
      <loext:graphic-properties draw:fill-color="#3465a4"/>
      <style:paragraph-properties fo:text-align="center"/>
      <style:text-properties fo:color="#eeeeee" fo:font-size="11pt"/>
    </style:style>
    <style:style style:name="P56" style:family="paragraph">
      <loext:graphic-properties draw:fill-color="#3465a4"/>
      <style:paragraph-properties fo:text-align="center"/>
      <style:text-properties fo:color="#eeeeee" fo:font-size="8pt" style:font-size-asian="8pt" style:font-size-complex="8pt"/>
    </style:style>
    <style:style style:name="P57" style:family="paragraph">
      <loext:graphic-properties draw:fill-color="#3465a4"/>
      <style:paragraph-properties fo:text-align="center"/>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254161"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size="12pt" officeooo:rsid="002caf14" style:font-size-asian="12pt" style:font-size-complex="12pt"/>
    </style:style>
    <style:style style:name="T5" style:family="text">
      <style:text-properties fo:font-size="12pt" officeooo:rsid="00301d50" style:font-size-asian="12pt" style:font-size-complex="12pt"/>
    </style:style>
    <style:style style:name="T6" style:family="text">
      <style:text-properties fo:font-size="12pt" officeooo:rsid="00608b33" style:font-size-asian="12pt" style:font-size-complex="12pt"/>
    </style:style>
    <style:style style:name="T7" style:family="text">
      <style:text-properties fo:color="#4472c4"/>
    </style:style>
    <style:style style:name="T8" style:family="text">
      <style:text-properties fo:color="#4472c4" style:text-underline-style="solid" style:text-underline-width="auto" style:text-underline-color="font-color"/>
    </style:style>
    <style:style style:name="T9" style:family="text">
      <style:text-properties fo:color="#4472c4" fo:font-size="12pt" style:font-size-asian="12pt" style:font-size-complex="12pt"/>
    </style:style>
    <style:style style:name="T10" style:family="text">
      <style:text-properties fo:color="#4472c4" officeooo:rsid="00485970"/>
    </style:style>
    <style:style style:name="T11" style:family="text">
      <style:text-properties fo:color="#4472c4" officeooo:rsid="005711e2"/>
    </style:style>
    <style:style style:name="T12" style:family="text">
      <style:text-properties fo:color="#be480a"/>
    </style:style>
    <style:style style:name="T13" style:family="text">
      <style:text-properties fo:color="#be480a" fo:font-size="12pt" style:font-size-asian="12pt" style:font-size-complex="12pt"/>
    </style:style>
    <style:style style:name="T14" style:family="text">
      <style:text-properties fo:color="#be480a" fo:font-size="12pt" officeooo:rsid="00295a99" style:font-size-asian="12pt" style:font-size-complex="12pt"/>
    </style:style>
    <style:style style:name="T15" style:family="text">
      <style:text-properties fo:color="#be480a" fo:font-size="12pt" officeooo:rsid="002b8c01" style:font-size-asian="12pt" style:font-size-complex="12pt"/>
    </style:style>
    <style:style style:name="T16" style:family="text">
      <style:text-properties fo:color="#be480a" fo:font-size="12pt" officeooo:rsid="0064e996" style:font-size-asian="12pt" style:font-size-complex="12pt"/>
    </style:style>
    <style:style style:name="T17" style:family="text">
      <style:text-properties fo:color="#be480a" officeooo:rsid="003622fc"/>
    </style:style>
    <style:style style:name="T18" style:family="text">
      <style:text-properties fo:color="#be480a" officeooo:rsid="004329e1"/>
    </style:style>
    <style:style style:name="T19" style:family="text">
      <style:text-properties fo:color="#be480a" officeooo:rsid="004be846"/>
    </style:style>
    <style:style style:name="T20" style:family="text">
      <style:text-properties fo:color="#be480a" officeooo:rsid="00681099"/>
    </style:style>
    <style:style style:name="T21" style:family="text">
      <style:text-properties fo:color="#be480a" officeooo:rsid="006f3e32"/>
    </style:style>
    <style:style style:name="T22" style:family="text">
      <style:text-properties fo:color="#2a6099" fo:font-size="12pt" fo:font-weight="bold" style:font-size-asian="12pt" style:font-weight-asian="bold" style:font-size-complex="12pt" style:font-weight-complex="bold"/>
    </style:style>
    <style:style style:name="T23" style:family="text">
      <style:text-properties officeooo:rsid="00285cbb"/>
    </style:style>
    <style:style style:name="T24" style:family="text">
      <style:text-properties fo:color="#000000"/>
    </style:style>
    <style:style style:name="T25" style:family="text">
      <style:text-properties fo:color="#000000" officeooo:rsid="003939a8"/>
    </style:style>
    <style:style style:name="T26" style:family="text">
      <style:text-properties fo:color="#000000" officeooo:rsid="003b2685"/>
    </style:style>
    <style:style style:name="T27" style:family="text">
      <style:text-properties fo:color="#000000" officeooo:rsid="0040ef9a"/>
    </style:style>
    <style:style style:name="T28" style:family="text">
      <style:text-properties fo:color="#000000" fo:font-size="12pt" fo:font-weight="normal" style:font-size-asian="10.5pt" style:font-weight-asian="normal" style:font-size-complex="12pt" style:font-weight-complex="normal"/>
    </style:style>
    <style:style style:name="T29" style:family="text">
      <style:text-properties fo:color="#000000" fo:font-weight="normal" officeooo:rsid="005b7ecc" style:font-weight-asian="normal" style:font-weight-complex="normal"/>
    </style:style>
    <style:style style:name="T30" style:family="text">
      <style:text-properties officeooo:rsid="003812db"/>
    </style:style>
    <style:style style:name="T31" style:family="text">
      <style:text-properties officeooo:rsid="003db2f1"/>
    </style:style>
    <style:style style:name="T32" style:family="text">
      <style:text-properties officeooo:rsid="0040ef9a"/>
    </style:style>
    <style:style style:name="T33" style:family="text">
      <style:text-properties officeooo:rsid="00424176"/>
    </style:style>
    <style:style style:name="T34" style:family="text">
      <style:text-properties fo:color="#f10d0c" style:text-underline-style="solid" style:text-underline-width="auto" style:text-underline-color="font-color" fo:font-weight="bold" officeooo:rsid="004625fb" style:font-weight-asian="bold" style:font-weight-complex="bold"/>
    </style:style>
    <style:style style:name="T35" style:family="text">
      <style:text-properties fo:color="#5b277d"/>
    </style:style>
    <style:style style:name="T36" style:family="text">
      <style:text-properties fo:color="#5b277d" fo:font-weight="bold" style:font-weight-asian="bold" style:font-weight-complex="bold"/>
    </style:style>
    <style:style style:name="T37" style:family="text">
      <style:text-properties officeooo:rsid="004f6972"/>
    </style:style>
    <style:style style:name="T38" style:family="text">
      <style:text-properties officeooo:rsid="005251bc"/>
    </style:style>
    <style:style style:name="T39" style:family="text">
      <style:text-properties officeooo:rsid="0052dc24"/>
    </style:style>
    <style:style style:name="T40" style:family="text">
      <style:text-properties fo:color="#ff0000" fo:font-size="12pt" fo:font-weight="normal" style:font-size-asian="10.5pt" style:font-weight-asian="normal" style:font-size-complex="12pt" style:font-weight-complex="normal"/>
    </style:style>
    <style:style style:name="T41" style:family="text">
      <style:text-properties officeooo:rsid="005b30a1"/>
    </style:style>
    <style:style style:name="T42" style:family="text">
      <style:text-properties officeooo:rsid="005b7ecc"/>
    </style:style>
    <style:style style:name="T43" style:family="text">
      <style:text-properties officeooo:rsid="005ebff5"/>
    </style:style>
    <style:style style:name="T44" style:family="text">
      <style:text-properties officeooo:rsid="00641981"/>
    </style:style>
    <style:style style:name="T45" style:family="text">
      <style:text-properties fo:font-weight="bold" style:font-weight-asian="bold" style:font-weight-complex="bold"/>
    </style:style>
    <style:style style:name="T46" style:family="text">
      <style:text-properties fo:font-weight="normal" style:font-weight-asian="normal" style:font-weight-complex="normal"/>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officeooo:rsid="006c345b"/>
    </style:style>
    <style:style style:name="T49" style:family="text">
      <style:text-properties fo:font-variant="normal" fo:text-transform="none" style:use-window-font-color="true" style:text-outline="false" style:text-line-through-style="none" style:text-line-through-type="none" style:text-position="0% 100%" style:font-name="Times New Roman" fo:font-size="14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4pt" style:language-asian="en" style:country-asian="US" style:font-style-asian="normal" style:font-weight-asian="normal" style:font-name-complex="Times New Roman1" style:font-size-complex="14pt" style:language-complex="ar" style:country-complex="SA" style:font-style-complex="normal" style:font-weight-complex="normal" style:text-emphasize="none" style:text-scale="100%" style:font-relief="none" style:text-overline-style="none" style:text-overline-color="font-color"/>
    </style:style>
    <style:style style:name="T50" style:family="text">
      <style:text-properties fo:color="#eeeeee"/>
    </style:style>
    <style:style style:name="T51" style:family="text">
      <style:text-properties fo:color="#eeeeee" fo:font-size="11pt"/>
    </style:style>
    <style:style style:name="T52" style:family="text">
      <style:text-properties fo:color="#eeeeee"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b4c7dc" draw:textarea-horizontal-align="justify" draw:textarea-vertical-align="top" draw:auto-grow-height="false" fo:min-height="4.0957in" fo:min-width="1.1283in" style:run-through="foreground" style:wrap="run-through" style:number-wrapped-paragraphs="no-limit" style:vertical-pos="top" style:vertical-rel="paragraph" style:horizontal-pos="from-left" style:horizontal-rel="paragraph" draw:wrap-influence-on-position="once-concurrent" style:flow-with-text="false"/>
    </style:style>
    <style:style style:name="gr2" style:family="graphic">
      <style:graphic-properties draw:fill-color="#b4c7dc" draw:textarea-horizontal-align="justify" draw:textarea-vertical-align="top" draw:auto-grow-height="false" fo:min-height="4.0854in" fo:min-width="1.1283in" style:run-through="foreground" style:wrap="run-through" style:number-wrapped-paragraphs="no-limit" style:vertical-pos="top" style:vertical-rel="paragraph" style:horizontal-pos="from-left" style:horizontal-rel="paragraph" draw:wrap-influence-on-position="once-concurrent" style:flow-with-text="false"/>
    </style:style>
    <style:style style:name="gr3" style:family="graphic">
      <style:graphic-properties draw:fill-color="#b4c7dc" draw:textarea-horizontal-align="justify" draw:textarea-vertical-align="top" draw:auto-grow-height="false" fo:min-height="4.1047in" fo:min-width="1.1283in" style:run-through="foreground" style:wrap="run-through" style:number-wrapped-paragraphs="no-limit" style:vertical-pos="top" style:vertical-rel="paragraph" style:horizontal-pos="from-left" style:horizontal-rel="paragraph" draw:wrap-influence-on-position="once-concurrent" style:flow-with-text="false"/>
    </style:style>
    <style:style style:name="gr4" style:family="graphic">
      <style:graphic-properties svg:stroke-color="#eeeeee" draw:fill-color="#3465a4" draw:textarea-horizontal-align="justify" draw:textarea-vertical-align="middle" draw:auto-grow-height="false" fo:min-height="0.5839in" fo:min-width="1.0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eeeeee" draw:fill-color="#3465a4" draw:textarea-horizontal-align="justify" draw:textarea-vertical-align="middle" draw:auto-grow-height="false" fo:min-height="0.5854in" fo:min-width="1.0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draw:marker-start-width="0.1689in" draw:marker-end-width="0.1689in" draw:fill-color="#3465a4"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draw:fill-color="#3465a4"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2">Date Updated</text:span><text:span text:style-name="T1">:</text:span><text:span text:style-name="T3"> 6/</text:span><text:span text:style-name="T6">12</text:span><text:span text:style-name="T3">/19</text:span><text:bookmark text:name="Gernal_Document_Info"/></text:p>
      <text:p text:style-name="Standard"><text:span text:style-name="T1">Author:</text:span><text:span text:style-name="T3"> John Omelko</text:span></text:p>
      <text:p text:style-name="Standard"><text:span text:style-name="T1">Description:</text:span><text:span text:style-name="T3"> This document is intended to help setup and manage a share using the Site-Based Share Management Tool.</text:span></text:p>
      <text:p text:style-name="Standard"><text:span text:style-name="T1">Who’s it for: </text:span>The Site-Based Share Management Tool is designed to setup a share with the folder structure described below. I only recommend using th<text:span text:style-name="T41">is</text:span> tool if this structure works for your environment: <text:bookmark text:name="_GoBack"/></text:p>
      <text:p text:style-name="Standard">Example Sites are ‘Test Site (TST)’ and ‘Another Site (ANT)’</text:p>
      <text:p text:style-name="Standard"><draw:custom-shape text:anchor-type="paragraph" draw:z-index="0" draw:name="Shape1" draw:style-name="gr1" draw:text-style-name="P52" svg:width="1.2189in" svg:height="4.4224in" svg:x="0.0736in" svg:y="0in"><text:p text:style-name="P51"><text:span text:style-name="T49">Share Root </text:span></text:p><text:p text:style-name="P51"><text:span text:style-name="T49">Fol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 draw:name="Shape1" draw:style-name="gr2" draw:text-style-name="P52" svg:width="1.2189in" svg:height="4.4122in" svg:x="1.5008in" svg:y="0in"><text:p text:style-name="P51"><text:span text:style-name="T49">Department</text:span></text:p><text:p text:style-name="P51"><text:span text:style-name="T49">Folder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 draw:name="Shape1" draw:style-name="gr1" draw:text-style-name="P52" svg:width="1.2189in" svg:height="4.4224in" svg:x="2.9071in" svg:y="0in"><text:p text:style-name="P51"><text:span text:style-name="T49">Site Prefix</text:span></text:p><text:p text:style-name="P51"><text:span text:style-name="T49">Folders</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3" draw:name="Shape1" draw:style-name="gr3" draw:text-style-name="P52" svg:width="1.2189in" svg:height="4.4331in" svg:x="4.3134in" svg:y="0in"><text:p text:style-name="P51"><text:span text:style-name="T49">Data</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Standard"/>
      <text:p text:style-name="Standard"/>
      <text:p text:style-name="Standard"><draw:custom-shape text:anchor-type="paragraph" draw:z-index="25" draw:name="Shape2" draw:style-name="gr4" draw:text-style-name="P54" svg:width="1.115in" svg:height="0.6469in" svg:x="2.9583in" svg:y="-0.1299in"><text:p text:style-name="P53"><text:span text:style-name="T50">GENER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Shape2" draw:style-name="gr4" draw:text-style-name="P56" svg:width="1.115in" svg:height="0.6469in" svg:x="4.3646in" svg:y="-0.1402in"><text:p text:style-name="P53"><text:span text:style-name="T52">Shared Files/Folders</text:span></text:p><text:p text:style-name="P53"><text:span text:style-name="T52"><text:s/></text:span><text:span text:style-name="T52">for all site’s </text:span></text:p><text:p text:style-name="P53"><text:span text:style-name="T52">Shipping</text:span></text:p><text:p text:style-name="P53"><text:span text:style-name="T52"><text:s/></text:span><text:span text:style-name="T52">departm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Shape12" draw:style-name="gr7" draw:text-style-name="P57" svg:x1="3.8791in" svg:y1="0.2118in" svg:x2="4.4728in" svg:y2="0.2118in"><text:p/></draw:line></text:p>
      <text:p text:style-name="Standard"><draw:line text:anchor-type="paragraph" draw:z-index="26" draw:name="Shape5" draw:style-name="gr7" draw:text-style-name="P57" svg:x1="2.4528in" svg:y1="0.4642in" svg:x2="3.0882in" svg:y2="-0.0256in"><text:p/></draw:line></text:p>
      <text:p text:style-name="Standard"><draw:custom-shape text:anchor-type="paragraph" draw:z-index="7" draw:name="Shape2" draw:style-name="gr4" draw:text-style-name="P54" svg:width="1.115in" svg:height="0.6469in" svg:x="2.9583in" svg:y="-0.0563in"><text:p text:style-name="P53"><text:span text:style-name="T50">A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Shape2" draw:style-name="gr4" draw:text-style-name="P56" svg:width="1.115in" svg:height="0.6469in" svg:x="4.3646in" svg:y="-0.0563in"><text:p text:style-name="P53"><text:span text:style-name="T52">Files/Folders for </text:span></text:p><text:p text:style-name="P53"><text:span text:style-name="T52">Another Site’s </text:span></text:p><text:p text:style-name="P53"><text:span text:style-name="T52">Shipping</text:span></text:p><text:p text:style-name="P53"><text:span text:style-name="T52"><text:s/></text:span><text:span text:style-name="T52">depart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draw:custom-shape text:anchor-type="paragraph" draw:z-index="5" draw:name="Shape2" draw:style-name="gr4" draw:text-style-name="P54" svg:width="1.115in" svg:height="0.6469in" svg:x="1.552in" svg:y="-0.398in"><text:p text:style-name="P53"><text:span text:style-name="T50">Shipp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7" draw:name="Shape5" draw:style-name="gr7" draw:text-style-name="P57" svg:x1="2.5563in" svg:y1="-0.0752in" svg:x2="3.0874in" svg:y2="-0.0752in"><text:p/></draw:line><draw:line text:anchor-type="paragraph" draw:z-index="24" draw:name="Shape12" draw:style-name="gr7" draw:text-style-name="P57" svg:x1="3.8791in" svg:y1="-0.0457in" svg:x2="4.4728in" svg:y2="-0.0457in"><text:p/></draw:line><draw:line text:anchor-type="paragraph" draw:z-index="18" draw:name="Shape6" draw:style-name="gr7" draw:text-style-name="P57" svg:x1="2.5563in" svg:y1="0.0291in" svg:x2="3.0465in" svg:y2="0.6618in"><text:p/></draw:line></text:p>
      <text:p text:style-name="Standard"><draw:custom-shape text:anchor-type="paragraph" draw:z-index="8" draw:name="Shape2" draw:style-name="gr4" draw:text-style-name="P54" svg:width="1.115in" svg:height="0.6469in" svg:x="2.9583in" svg:y="0.0382in"><text:p text:style-name="P53"><text:span text:style-name="T50">T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5" draw:name="Shape3" draw:style-name="gr6" draw:text-style-name="P57" svg:x1="1.1394in" svg:y1="0.352in" svg:x2="1.6083in" svg:y2="-0.3035in"><text:p/></draw:line><draw:custom-shape text:anchor-type="paragraph" draw:z-index="12" draw:name="Shape2" draw:style-name="gr4" draw:text-style-name="P54" svg:width="1.115in" svg:height="0.6469in" svg:x="4.3654in" svg:y="0.0272in"><text:p text:style-name="P53"><text:span text:style-name="T52">Files/Folders for </text:span></text:p><text:p text:style-name="P53"><text:span text:style-name="T52">Test Site’s </text:span></text:p><text:p text:style-name="P53"><text:span text:style-name="T52">Shipping</text:span></text:p><text:p text:style-name="P53"><text:span text:style-name="T52"><text:s/></text:span><text:span text:style-name="T52">depart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draw:custom-shape text:anchor-type="paragraph" draw:z-index="4" draw:name="Shape2" draw:style-name="gr4" draw:text-style-name="P54" svg:width="1.115in" svg:height="0.6469in" svg:x="0.1252in" svg:y="-0.252in"><text:p text:style-name="P53"><text:span text:style-name="T50">My Sh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name="Shape11" draw:style-name="gr7" draw:text-style-name="P57" svg:x1="3.9626in" svg:y1="0.0476in" svg:x2="4.4315in" svg:y2="0.0476in"><text:p/></draw:line></text:p>
      <text:p text:style-name="Standard"><draw:custom-shape text:anchor-type="paragraph" draw:z-index="9" draw:name="Shape2" draw:style-name="gr4" draw:text-style-name="P54" svg:width="1.115in" svg:height="0.6469in" svg:x="2.9583in" svg:y="0.1429in"><text:p text:style-name="P53"><text:span text:style-name="T50">T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Shape2" draw:style-name="gr4" draw:text-style-name="P54" svg:width="1.115in" svg:height="0.6469in" svg:x="4.3646in" svg:y="0.1256in"><text:p text:style-name="P53"><text:span text:style-name="T52">Files/Folders for </text:span></text:p><text:p text:style-name="P53"><text:span text:style-name="T52">Test Site’s </text:span></text:p><text:p text:style-name="P53"><text:span text:style-name="T52">Manufacturing</text:span></text:p><text:p text:style-name="P53"><text:span text:style-name="T52"><text:s/></text:span><text:span text:style-name="T52">depart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draw:line text:anchor-type="paragraph" draw:z-index="16" draw:name="Shape4" draw:style-name="gr6" draw:text-style-name="P57" svg:x1="1.1394in" svg:y1="-0.4917in" svg:x2="1.6083in" svg:y2="0.1957in"><text:p/></draw:line><draw:line text:anchor-type="paragraph" draw:z-index="22" draw:name="Shape10" draw:style-name="gr7" draw:text-style-name="P57" svg:x1="3.9in" svg:y1="0.152in" svg:x2="4.5354in" svg:y2="0.152in"><text:p/></draw:line></text:p>
      <text:p text:style-name="Standard"><draw:custom-shape text:anchor-type="paragraph" draw:z-index="6" draw:name="Shape2" draw:style-name="gr5" draw:text-style-name="P55" svg:width="1.1157in" svg:height="0.648in" svg:x="1.552in" svg:y="-0.4602in"><text:p text:style-name="P53"><text:span text:style-name="T51">Manufactur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name="Shape7" draw:style-name="gr7" draw:text-style-name="P57" svg:x1="2.4528in" svg:y1="-0.0984in" svg:x2="3.0665in" svg:y2="-0.0657in"><text:p/></draw:line><draw:line text:anchor-type="paragraph" draw:z-index="20" draw:name="Shape8" draw:style-name="gr7" draw:text-style-name="P57" svg:x1="2.4736in" svg:y1="0.0783in" svg:x2="3.0563in" svg:y2="0.6421in"><text:p/></draw:line></text:p>
      <text:p text:style-name="Standard"><draw:custom-shape text:anchor-type="paragraph" draw:z-index="10" draw:name="Shape2" draw:style-name="gr4" draw:text-style-name="P54" svg:width="1.115in" svg:height="0.6469in" svg:x="2.9583in" svg:y="-0.0854in"><text:p text:style-name="P53"><text:span text:style-name="T50">A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 draw:name="Shape2" draw:style-name="gr5" draw:text-style-name="P55" svg:width="1.1157in" svg:height="0.648in" svg:x="4.3646in" svg:y="-0.098in"><text:p text:style-name="P53"><text:span text:style-name="T52">Files/Folders for </text:span></text:p><text:p text:style-name="P53"><text:span text:style-name="T52">Another Site’s </text:span></text:p><text:p text:style-name="P53"><text:span text:style-name="T52">Manufacturing</text:span></text:p><text:p text:style-name="P53"><text:span text:style-name="T52"><text:s/></text:span><text:span text:style-name="T52">depart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draw:line text:anchor-type="paragraph" draw:z-index="21" draw:name="Shape9" draw:style-name="gr7" draw:text-style-name="P57" svg:x1="3.9311in" svg:y1="-0.0772in" svg:x2="4.5457in" svg:y2="-0.0772in"><text:p/></draw:line></text:p>
      <text:p text:style-name="Standard"/>
      <text:p text:style-name="Standard"/>
      <text:p text:style-name="P33">If this structure seems to fit your needs, then the Site-Based Share Management Tool will make scaling the environment a little bit easier by creating the AD groups and setting the security to the share whenever you add sites or department folders. It also does some clean up if folders/sites are removed (more information about folder/site removal in the <text:a xlink:type="simple" xlink:href="#Additional_Info" text:style-name="ListLabel_20_12" text:visited-style-name="ListLabel_20_12"><text:span text:style-name="Internet_20_link">Additional Info section</text:span></text:a>). <text:span text:style-name="T14">I am assuming you will be </text:span></text:p>
      <text:p text:style-name="P34">setting up your share on a windows server that has the File and Storage Services role installed.</text:p>
      <text:p text:style-name="P7">Shares Using the Site-Based Share Management Tool</text:p>
      <text:p text:style-name="P3"/>
      <text:p text:style-name="P2">Index:</text:p>
      <text:p text:style-name="Standard"><text:a xlink:type="simple" xlink:href="#Gernal_Document_Info" text:style-name="ListLabel_20_13" text:visited-style-name="ListLabel_20_13"><text:span text:style-name="Internet_20_link"><text:span text:style-name="T7">General Document info</text:span></text:span></text:a><text:span text:style-name="T7"> -------------------------------------------- Page 1</text:span></text:p>
      <text:p text:style-name="Standard"><text:span text:style-name="T8">Index</text:span><text:span text:style-name="T7"> -------------------------------------------------------------------- This page <text:s/>:)</text:span></text:p>
      <text:p text:style-name="Standard"><text:a xlink:type="simple" xlink:href="#Creating_the_Share" text:style-name="Internet_20_link" text:visited-style-name="Visited_20_Internet_20_Link"><text:span text:style-name="Internet_20_link"><text:span text:style-name="T7">Creating the share</text:span></text:span></text:a><text:span text:style-name="T7"> --------------------------------------------------- Page 3</text:span></text:p>
      <text:p text:style-name="Standard"><text:a xlink:type="simple" xlink:href="#Configuring_SBSM_Tool" text:style-name="Internet_20_link" text:visited-style-name="Visited_20_Internet_20_Link"><text:span text:style-name="Internet_20_link"><text:span text:style-name="T11">Configuring the Site-Based Share Management Tool </text:span></text:span></text:a><text:span text:style-name="T7">------- Page 4</text:span></text:p>
      <text:p text:style-name="Standard"><text:a xlink:type="simple" xlink:href="#Adding_Dept_Folders" text:style-name="Internet_20_link" text:visited-style-name="Visited_20_Internet_20_Link"><text:span text:style-name="Internet_20_link"><text:span text:style-name="T7">Adding Department Level Folders</text:span></text:span></text:a><text:span text:style-name="T7"> ------------------------------- Page 5</text:span></text:p>
      <text:p text:style-name="Standard"><text:a xlink:type="simple" xlink:href="#Adding_Sites" text:style-name="Internet_20_link" text:visited-style-name="Visited_20_Internet_20_Link"><text:span text:style-name="Internet_20_link"><text:span text:style-name="T7">Adding Sites</text:span></text:span></text:a><text:span text:style-name="T7"> ----------------------------------------------------------- Page 5</text:span></text:p>
      <text:p text:style-name="Standard"><text:a xlink:type="simple" xlink:href="#Additional_Info" text:style-name="Internet_20_link" text:visited-style-name="Visited_20_Internet_20_Link"><text:span text:style-name="Internet_20_link"><text:span text:style-name="T7">Additional Info</text:span></text:span></text:a><text:span text:style-name="T7"> -------------------------------------------------------- Page </text:span><text:span text:style-name="T10">6</text:span></text:p>
      <text:p text:style-name="Standard"/>
      <text:p text:style-name="P6"/>
      <text:p text:style-name="P4">Creating the Share<text:bookmark text:name="Creating_the_Share"/></text:p>
      <text:list xml:id="list735893483" text:style-name="WWNum1">
        <text:list-item>
          <text:p text:style-name="P36">In a file explorer, locate <text:span text:style-name="T23">or create</text:span> the <text:span text:style-name="T23">share root</text:span> f<text:span text:style-name="T23">older</text:span> o<text:span text:style-name="T23">f</text:span> your directory structure that you wish to share and bring up its properties dialog window. </text:p>
        </text:list-item>
        <text:list-item>
          <text:p text:style-name="P36">On the ‘Sharing’ tab, click on ‘Advanced Sharing…’ to open the Advanced Sharing dialog window.</text:p>
        </text:list-item>
        <text:list-item>
          <text:p text:style-name="P35"><text:span text:style-name="T3">Check the ‘Share this folder’ checkbox and add a $ behind the share name. </text:span><text:span text:style-name="T13">Th</text:span><text:span text:style-name="T15">e $</text:span><text:span text:style-name="T13"> will make the share hidden; in that, it won’t be listed when you go to the</text:span></text:p>
        </text:list-item>
      </text:list>
      <text:p text:style-name="P20">‘\\servernameUNCpath’. <text:span text:style-name="T44">If you don’t mind the share being discoverable on your network, you can skip adding the $ to the share name.</text:span></text:p>
      <text:list xml:id="list113747458793119" text:continue-numbering="true" text:style-name="WWNum1">
        <text:list-item>
          <text:p text:style-name="P36">Click the ‘Permissions’ button, to open the Permissions dialog window. These are the share permissions.</text:p>
        </text:list-item>
        <text:list-item>
          <text:p text:style-name="P35"><text:span text:style-name="T3">With the ‘Everyone’ user selected, check the ‘</text:span><text:span text:style-name="T4">Allow </text:span><text:span text:style-name="T3">Full Control’ check box. </text:span><text:span text:style-name="T13">This will set the share permissions to the highest possible access for all users, so we can manage all permissions via the NTFS security permissions on the share.</text:span></text:p>
        </text:list-item>
        <text:list-item>
          <text:p text:style-name="P36">Click ‘OK’ on the permissions and the Advanced Sharing dialog windows. You can close the properties dialog box.</text:p>
        </text:list-item>
        <text:list-item>
          <text:p text:style-name="P36"><text:s/>Open the ‘Server Manager’ and go to ‘File and Storage Services’, then ‘Shares’. </text:p>
        </text:list-item>
        <text:list-item>
          <text:p text:style-name="P35"><text:span text:style-name="T3">Find your share’s name, right click it and select ‘properties’. Under ‘Settings’ check the box for ‘Enable access-based enumeration’. </text:span><text:span text:style-name="T13">This will make it so users who access the share will only see folders they have permissions to, as opposed to seeing all folders whether they have permissions to access them or not.</text:span></text:p>
        </text:list-item>
        <text:list-item>
          <text:p text:style-name="P46"><text:span text:style-name="T3">Click ‘OK’ to close the share properties window.</text:span></text:p>
        </text:list-item>
      </text:list>
      <text:p text:style-name="P32"/>
      <text:p text:style-name="P32">You can now move on to the next section:</text:p>
      <text:p text:style-name="P31"><text:span text:style-name="T3"><text:s/></text:span><text:a xlink:type="simple" xlink:href="#Configuring_SBSM_Tool" text:style-name="Internet_20_link" text:visited-style-name="Visited_20_Internet_20_Link"><text:span text:style-name="FollowedHyperlink"><text:span text:style-name="T9">Configuring the Site-Based Share Management Tool</text:span></text:span></text:a><text:span text:style-name="T3">.</text:span></text:p>
      <text:p text:style-name="P8"/>
      <text:p text:style-name="P4">Configuring the Site-Based Share Management Tool<text:bookmark text:name="Configuring_SBSM_Tool"/></text:p>
      <text:list xml:id="list1555036472" text:style-name="WWNum2">
        <text:list-item>
          <text:p text:style-name="P41"><text:span text:style-name="T3">Extract the tool from the zip file. Doesn’t really matter where. </text:span><text:span text:style-name="T13">I usually just extract it to the desktop.</text:span></text:p>
        </text:list-item>
        <text:list-item>
          <text:p text:style-name="P41"><text:span text:style-name="T3">Under the main folder (</text:span><text:span text:style-name="T13">which you can rename if you want</text:span><text:span text:style-name="T3">) right click the start.ps1 file and select ‘Run with PowerShell’ to start to tool.</text:span></text:p>
        </text:list-item>
        <text:list-item>
          <text:p text:style-name="P37">Since this is most likely the first time this tool is being ran, it will start the configuration setup. Proceed through the setup process, some helpful info below.</text:p>
        </text:list-item>
      </text:list>
      <text:p text:style-name="P5">Here are the configuration options along with their descriptions in the order they will be presented:</text:p>
      <text:p text:style-name="Standard"><text:span text:style-name="T22">IsADDC </text:span><text:span text:style-name="T3">– The first question will determine whether or not you are running your share on an Active Directory Domain Controller (referred to as an ADDC for short). If you are the RemoteADDC option is ignored.</text:span></text:p>
      <text:p text:style-name="Standard"><text:span text:style-name="T22">RemoteADDC</text:span><text:span text:style-name="T3"> – If you are not on an ADDC, you will be asked to provide the host name of one. This is so that groups and OUs can be created via a remote PowerShell session. You may need to perform additional actions which are described during the setup process to allow remote powershell sessions on your ADDC.</text:span></text:p>
      <text:p text:style-name="Standard"><text:span text:style-name="T22">DCPath</text:span><text:span text:style-name="T3"> – This is your logon domain’s domain component, weird wording; I know. The setup will display your user’s DNS domain, which is usually the correct one. You can set it manually if it is wrong though.</text:span></text:p>
      <text:p text:style-name="Standard"><text:span text:style-name="T22">ShareGroupsOU</text:span><text:span text:style-name="T3"> – This is the top level OU that will be created to store all the site OUs and their respective groups.</text:span></text:p>
      <text:p text:style-name="Standard"><text:span text:style-name="T22">FileServiceAdminGroup</text:span><text:span text:style-name="T3"> – This is the group that will have full control to all share folders and data. </text:span><text:span text:style-name="T5">You will want to add the user account that will be used to login to your server for share management to this group. You may also want to add your domain admin account.</text:span><text:span text:style-name="T3"> </text:span><text:span text:style-name="T5">Other than those accounts, you should c</text:span><text:span text:style-name="T3">hoose wisely with whom you give access to this group.</text:span></text:p>
      <text:p text:style-name="Standard"><text:span text:style-name="T22">GroupNamePrefix</text:span><text:span text:style-name="T3"> – This is the prefix that will come before the group name if it’s set. Details about the group naming convention are in the </text:span><text:a xlink:type="simple" xlink:href="#Additional_Info" text:style-name="Internet_20_link" text:visited-style-name="Visited_20_Internet_20_Link"><text:span text:style-name="FollowedHyperlink"><text:span text:style-name="T3">Additional Info section</text:span></text:span></text:a><text:span text:style-name="T3"> :)</text:span></text:p>
      <text:p text:style-name="Standard"><text:span text:style-name="T22">MainMenuTitle</text:span><text:span text:style-name="T3"> – This is just a title for the main menu. It’s purely cosmetic but I felt like adding it in. </text:span></text:p>
      <text:p text:style-name="Standard"><text:span text:style-name="T22">ShareFolderRootPath</text:span><text:span text:style-name="T3"> – This is the root folder of your share, the one you created in the first part of this document (</text:span><text:a xlink:type="simple" xlink:href="#Creating_the_Share" text:style-name="Internet_20_link" text:visited-style-name="Visited_20_Internet_20_Link"><text:span text:style-name="FollowedHyperlink"><text:span text:style-name="T3">Creating the Share</text:span></text:span></text:a><text:span text:style-name="T3">).</text:span></text:p>
      <text:p text:style-name="P9"/>
      <text:p text:style-name="P4">Adding Department Level Folders<text:bookmark text:name="Adding_Dept_Folders"/></text:p>
      <text:list xml:id="list3254902202" text:style-name="L1">
        <text:list-item>
          <text:p text:style-name="P38"><text:span text:style-name="T31">On the main menu, e</text:span>nter 2 to ‘Show Department Level Folders’</text:p>
        </text:list-item>
        <text:list-item>
          <text:p text:style-name="P38">Enter 1 to ‘Add New Department Folder’</text:p>
        </text:list-item>
        <text:list-item>
          <text:p text:style-name="P38">Enter a unique department folder name for the new folder.</text:p>
        </text:list-item>
        <text:list-item>
          <text:p text:style-name="P38">Choose whether to add a general folder to the new department folder. <text:span text:style-name="T12">A general folder is a folder that can be accessed by </text:span><text:span text:style-name="T17">all sites. </text:span><text:span text:style-name="T21">If</text:span><text:span text:style-name="T17"> a user account is in one of that department folder’s site groups, they will have access to the general folder. This can be useful for storing non-site-specific data that all sites can access. Such as generic forms or department info.</text:span></text:p>
        </text:list-item>
        <text:list-item>
          <text:p text:style-name="P42">Review the new folders info and confirm the add.</text:p>
          <text:p text:style-name="P47">You can perform steps 3 through 6 as many times as needed to stage you<text:span text:style-name="T30">r</text:span> new folders.</text:p>
          <text:p text:style-name="P47">New folders are not added to the share until you commit the changes. </text:p>
        </text:list-item>
        <text:list-item>
          <text:p text:style-name="P47"><text:span text:style-name="T24">Once you have finished adding all your new folder data. Choose option </text:span><text:span text:style-name="T26">2</text:span><text:span text:style-name="T24"> to ‘</text:span><text:span text:style-name="T25">Commit New Department Folders’</text:span><text:span text:style-name="T24"> to the share. </text:span>There will be a confirmation page.</text:p>
        </text:list-item>
        <text:list-item>
          <text:p text:style-name="P48"><text:span text:style-name="T24">If you don’t have any sites, the new folders will be created with no additional steps needed. If you have existing sites, the tool will need to collect some data to create new groups, folders, and apply security to the share. </text:span><text:span text:style-name="T33">Once data about the share is collected there will be a summary page with options to review the changes about to be made to share or cancel the commit if needed.</text:span></text:p>
        </text:list-item>
        <text:list-item>
          <text:p text:style-name="P43">You can return to the main menu by entering 4 ‘Back to main menu’.</text:p>
        </text:list-item>
      </text:list>
      <text:p text:style-name="P11"/>
      <text:p text:style-name="P4">Adding Sites<text:bookmark text:name="Adding_Sites"/></text:p>
      <text:list xml:id="list3734238221" text:style-name="L2">
        <text:list-item>
          <text:p text:style-name="P39">On the main menu, enter 1 to ‘Show Sites’</text:p>
        </text:list-item>
        <text:list-item>
          <text:p text:style-name="P39">Enter 1 to ‘Add New Site’</text:p>
        </text:list-item>
        <text:list-item>
          <text:p text:style-name="P40">Enter a unique name for <text:span text:style-name="T32">the new</text:span> site. <text:span text:style-name="T12">The site name is only used to give the site prefix more context.</text:span></text:p>
        </text:list-item>
        <text:list-item>
          <text:p text:style-name="P40"><text:span text:style-name="T24">Enter a unique site prefix for the </text:span><text:span text:style-name="T27">new </text:span><text:span text:style-name="T24">site.</text:span><text:span text:style-name="T12"> This is used for site folders and group names.</text:span></text:p>
        </text:list-item>
        <text:list-item>
          <text:p text:style-name="P40"><text:span text:style-name="T24">Review the new site information and confirm the add.</text:span><text:span text:style-name="T12"> Like the department folders, you can stage multiple site adds by repeating steps 2 through 5. Sites are not added until you commit them.</text:span></text:p>
        </text:list-item>
        <text:list-item>
          <text:p text:style-name="P44">Once you have finished adding all your new site data. Choose option 2 to ‘Commit New Sites’ to the share. <text:span text:style-name="T12">There will be a confirmation page. </text:span><text:span text:style-name="T18">Once data about the share is collected there will be a summary page with option</text:span><text:span text:style-name="T20">s</text:span><text:span text:style-name="T18"> to review the changes about to be made to share </text:span><text:span text:style-name="T20">or</text:span><text:span text:style-name="T18"> cancel the commit if needed. </text:span><text:span text:style-name="T34">You can add new site data before creating department folders; however, you need at least 1 department folder to commit new site data.</text:span></text:p>
        </text:list-item>
        <text:list-item>
          <text:p text:style-name="P45">You can return to the main menu by entering 4 ‘Back to main menu’.</text:p>
          <text:p text:style-name="P49"><text:soft-page-break/></text:p>
        </text:list-item>
      </text:list>
      <text:p text:style-name="P4">Additional Info<text:bookmark text:name="Additional_Info"/></text:p>
      <text:p text:style-name="P22">AD Group Naming Convention <text:s text:c="43"/><text:tab/><text:tab/><text:tab/> <text:s text:c="10"/></text:p>
      <text:p text:style-name="P12">The group naming convention is as follows:</text:p>
      <text:p text:style-name="P12">&lt;<text:span text:style-name="T36">GroupNamePrefix</text:span>&gt; &lt;<text:span text:style-name="T36">Site Prefix</text:span>&gt; &lt;<text:span text:style-name="T36">Department Folder Name</text:span>&gt; &lt;<text:span text:style-name="T36">Access level</text:span>&gt;</text:p>
      <text:p text:style-name="P12">Here is a simple example using the info below:</text:p>
      <text:p text:style-name="P12"/>
      <text:p text:style-name="P12">GroupNamePrefix: <text:span text:style-name="T36">GNP</text:span></text:p>
      <text:p text:style-name="P12">Site Name: <text:span text:style-name="T36">Test Site</text:span> <text:s text:c="2"/>Site Prefix: <text:span text:style-name="T36">TST</text:span></text:p>
      <text:p text:style-name="P12">Department Folder: <text:span text:style-name="T36">Shipping</text:span></text:p>
      <text:p text:style-name="P12"/>
      <text:p text:style-name="P27">These groups would be created:</text:p>
      <text:p text:style-name="P12"><text:span text:style-name="T36">GNP TST SHIPPING MODIFY</text:span> (using the GroupNamePrefix GNP)</text:p>
      <text:p text:style-name="P12"><text:span text:style-name="T36">TST SHIPPING MODIFY</text:span> (if no GroupNamePrefix was set)</text:p>
      <text:p text:style-name="P26"><text:tab/>-The Test Site’<text:span text:style-name="T37">s </text:span>Shipping department modify group. Has access to modify files located <text:tab/> <text:s/>at: ‘<text:span text:style-name="T36">ShareRootFolder\Shipping\TST</text:span>’ and ‘<text:span text:style-name="T36">ShareRootFolder\Shipping\GENERAL</text:span>’ (if <text:tab/> <text:s/>shipping has a general folder)</text:p>
      <text:p text:style-name="P12"><text:span text:style-name="T36">GNP TST SHIPPING READONLY</text:span> (using the GroupNamePrefix GNP)</text:p>
      <text:p text:style-name="P12"><text:span text:style-name="T36">TST SHIPPING READONLY</text:span> (if no GroupNamePrefix was set)</text:p>
      <text:p text:style-name="P26"><text:tab/>-The Test Site Shipping departments readonly group. Has access to read files located at:</text:p>
      <text:p text:style-name="P26"><text:tab/> <text:s/>‘<text:span text:style-name="T36">ShareRootFolder\Shipping\TST</text:span>’ and ‘<text:span text:style-name="T36">ShareRootFolder\Shipping\GENERAL</text:span>’ (if <text:tab/> <text:s/>shipping has a general folder)</text:p>
      <text:p text:style-name="P12"/>
      <text:p text:style-name="P23">Unmanaged and Missing Department Level Folders <text:s text:c="41"/></text:p>
      <text:p text:style-name="P13"><text:span text:style-name="T36">Unamanged Folders</text:span> are folders that were not created by the share tool; <text:span text:style-name="T38">that is, they were created in a file explorer in the share’s department level directory. Unmanaged folders are not taken into account while the tool checks for groups/folders/security that need to be applied. These folders can be useful for edge case folders that go against the normal share operation. You will need to manage security/groups normally without the tool for unmanaged folders. You can add unmanaged folders to the share using the ‘add umfs’ command while unmanaged folders exist. Know that this will force them to comply with the share’s structure/security setup and could cause issues.</text:span></text:p>
      <text:p text:style-name="P14"><text:span text:style-name="T36">Missing Folders </text:span>are folders that were added by the share tool, but can not be found either due to the folder being renamed or deleted. <text:span text:style-name="T39">These appear in the existing folders section with red background and start will an ‘!’.</text:span> If you take backups of your share and need to restore the folder, simply do so and things are back to normal. If you renamed the folder, it’s new name will appear as an unmanaged folder while the old name will show as missing. You can use the ‘remove missing folders’ command while missing folders exist to remove<text:span text:style-name="T46"> </text:span><text:span text:style-name="T47">all</text:span> missing folder’s groups/security.</text:p>
      <text:p text:style-name="P13"><text:soft-page-break/></text:p>
      <text:p text:style-name="P23">Removing a Site <text:s text:c="105"/></text:p>
      <text:p text:style-name="P15">In the ‘Show Sites’ menu, option 5 is Remove Site. This allows you to remove a single site at a time. Removing a site will remove all the permissions of any group associated with the site being removed to avoid orphaned group records. It will then remove all the associated groups from AD. To ensure data isn’t lost, the tool does not remove any site folders. It will also not remove any OUs to ensure any additional data that may have been stored there isn’t lost.</text:p>
      <text:p text:style-name="P15"/>
      <text:p text:style-name="P24">Removing a department folder <text:s text:c="78"/></text:p>
      <text:p text:style-name="P15">There is no direct way to remove a department folder from within th<text:span text:style-name="T41">is</text:span> tool. This is to avoid deleting any data those folders contain. If you wish to delete a department folder. Simply backup/remove the folder from the department level share directory and run the ‘remove missing folders’ command on the ‘Show Department Folders’ menu to remove the associated groups/security.</text:p>
      <text:p text:style-name="P15"/>
      <text:p text:style-name="P23">Share Integrity Check <text:s text:c="96"/></text:p>
      <text:p text:style-name="P16">Option 3 on the main menu ‘Check Share Integrity’ scans the share and AD to ensure that all groups, folders, and security are correct. If it finds any missing information, a summary page with pending operations to be performed will appear for you to confirm the changes needed to be made.</text:p>
      <text:p text:style-name="P16"/>
      <text:p text:style-name="P25">Log Files <text:s text:c="119"/></text:p>
      <text:p text:style-name="P18">This tool creates 4 different log files which <text:span text:style-name="T42">can be found in their corresponding folder under the ‘logs’ folder.</text:span></text:p>
      <text:p text:style-name="P30">Groups – <text:span text:style-name="T29">Group logs contain information about groups that were created or removed.</text:span></text:p>
      <text:p text:style-name="P30">Folders – <text:span text:style-name="T29">Folder logs contain information about folders that have been created.</text:span></text:p>
      <text:p text:style-name="P30">Program – <text:span text:style-name="T29">Program logs contain basic information about operations being performed in the tool.</text:span></text:p>
      <text:p text:style-name="P30">Security – <text:span text:style-name="T29">Security logs contain information about security being added or removed from the share.</text:span></text:p>
      <text:p text:style-name="P17"/>
      <text:p text:style-name="P25">Reports <text:s text:c="121"/></text:p>
      <text:p text:style-name="P19">The Reports folder contains any <text:span text:style-name="T43">report from when a new site or department folder are added and require changes to the share. They are also saved if an integrity check alters the share. These reports are simple but offer information about the operations that were performed on the share and whether or not they completed successfully.</text:span></text:p>
      <text:p text:style-name="P23"/>
      <text:p text:style-name="P10">Additional Tools <text:s text:c="105"/></text:p>
      <text:p text:style-name="P29">The additional tools folder contains any scripts I felt like including at the time. Below is information about each script.</text:p>
      <text:p text:style-name="P28"/>
      <text:p text:style-name="P21"><text:span text:style-name="T35">ClearOrphanedGroups.ps1 –</text:span><text:span text:style-name="T28"> This script is used to clear any orphaned group records that may have been created on the share. This usually happens if a group is removed manually. The tool avoids this by removing the permissions on the share before removing the group. </text:span><text:span text:style-name="T40">Running this script can take a long time if you have a lot of data, as it runs recursively on the share’s root direc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font524" svg:font-family="font524"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font524" style:font-family-complex="font524"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ont524" style:font-family-asian="font524" style:font-family-generic-asian="system" style:font-pitch-asian="variable" style:font-size-asian="16pt" style:font-size-complex="16pt"/>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ont524" style:font-family-asian="font524" style:font-family-generic-asian="system" style:font-pitch-asian="variable" style:font-size-asian="28pt" style:font-size-complex="2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text-properties fo:color="#808080"/>
    </style:style>
    <style:style style:name="Heading_20_1_20_Char" style:display-name="Heading 1 Char" style:family="text">
      <style:text-properties fo:color="#2f5496" style:font-name="Calibri Light" fo:font-family="'Calibri Light'" style:font-family-generic="roman" style:font-pitch="variable" fo:font-size="16pt" style:font-name-asian="font524" style:font-family-asian="font524" style:font-family-generic-asian="system" style:font-pitch-asian="variable" style:font-size-asian="16pt" style:font-name-complex="font524" style:font-family-complex="font524" style:font-family-generic-complex="system" style:font-pitch-complex="variable" style:font-size-complex="16pt"/>
    </style:style>
    <style:style style:name="Title_20_Char" style:display-name="Title Char" style:family="text">
      <style:text-properties style:font-name="Calibri Light" fo:font-family="'Calibri Light'" style:font-family-generic="roman" style:font-pitch="variable" fo:font-size="28pt" fo:letter-spacing="-0.0071in" style:letter-kerning="true" style:font-name-asian="font524" style:font-family-asian="font524" style:font-family-generic-asian="system" style:font-pitch-asian="variable" style:font-size-asian="28pt" style:font-name-complex="font524" style:font-family-complex="font524" style:font-family-generic-complex="system" style:font-pitch-complex="variable" style:font-size-complex="28pt"/>
    </style:style>
    <style:style style:name="Internet_20_link" style:display-name="Internet link" style:family="text">
      <style:text-properties fo:color="#000080" style:text-underline-style="solid" style:text-underline-width="auto" style:text-underline-color="font-color"/>
    </style:style>
    <style:style style:name="FollowedHyperlink" style:family="text">
      <style:text-properties fo:color="#800000" style:text-underline-style="solid" style:text-underline-width="auto" style:text-underline-color="font-color"/>
    </style:style>
    <style:style style:name="ListLabel_20_1" style:display-name="ListLabel 1" style:family="text">
      <style:text-properties fo:color="#4472c4"/>
    </style:style>
    <style:style style:name="ListLabel_20_2" style:display-name="ListLabel 2" style:family="text">
      <style:text-properties fo:color="#4472c4" fo:font-size="12pt" style:font-size-asian="12pt" style:font-size-complex="12pt"/>
    </style:style>
    <style:style style:name="ListLabel_20_3" style:display-name="ListLabel 3" style:family="text">
      <style:text-properties fo:font-size="12pt" style:font-size-asian="12pt" style:font-size-complex="12pt"/>
    </style:style>
    <style:style style:name="Unresolved_20_Mention" style:display-name="Unresolved Mention" style:family="text" style:parent-style-name="Default_20_Paragraph_20_Font">
      <style:text-properties fo:color="#605e5c" fo:background-color="#e1dfdd"/>
    </style:style>
    <style:style style:name="ListLabel_20_4" style:display-name="ListLabel 4" style:family="text">
      <style:text-properties style:font-name-asian="Calibri1" style:font-family-asian="Calibri" style:font-family-generic-asian="system" style:font-pitch-asian="variable" style:font-name-complex="font524" style:font-family-complex="font524"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font524" style:font-family-complex="font524"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fo:color="#4472c4"/>
    </style:style>
    <style:style style:name="ListLabel_20_14" style:display-name="ListLabel 14" style:family="text">
      <style:text-properties fo:color="#4472c4" fo:font-size="12pt" style:font-size-asian="12pt" style:font-size-complex="12pt"/>
    </style:style>
    <style:style style:name="ListLabel_20_15" style:display-name="ListLabel 15" style:family="text">
      <style:text-properties fo:font-size="12pt" style:font-size-asian="12pt" style:font-size-complex="12pt"/>
    </style:style>
    <style:style style:name="Numbering_20_Symbols" style:display-name="Numbering Symbols" style:family="text">
      <style:text-properties fo:color="#00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25in" fo:margin-left="0.75in"/>
        </style:list-level-properties>
        <style:text-properties fo:font-family="Wingdings"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 style:num-suffix="-" text:bullet-char="-">
        <style:list-level-properties text:list-level-position-and-space-mode="label-alignment">
          <style:list-level-label-alignment text:label-followed-by="listtab" fo:text-indent="-0.25in" fo:margin-left="0.75in"/>
        </style:list-level-properties>
        <style:text-properties fo:font-family="Calibri" style:font-style-name="Regular" style:font-family-generic="swiss" style:font-pitch="variable"/>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Shares Using the Site-Based Share Management Tool <text:s text:c="4"/><text:page-number text:select-page="current">8</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res Using the Site-Based Share Management Tool</dc:title>
    <meta:initial-creator>John Omelko</meta:initial-creator>
    <meta:editing-cycles>82</meta:editing-cycles>
    <meta:print-date>1995-11-21T22:41:00</meta:print-date>
    <meta:creation-date>2019-06-06T12:57:00</meta:creation-date>
    <dc:date>2019-06-12T11:37:46.800000000</dc:date>
    <meta:editing-duration>PT8H46M14S</meta:editing-duration>
    <meta:generator>LibreOffice/6.2.4.2$Windows_X86_64 LibreOffice_project/2412653d852ce75f65fbfa83fb7e7b669a126d64</meta:generator>
    <meta:document-statistic meta:table-count="0" meta:image-count="0" meta:object-count="0" meta:page-count="8" meta:paragraph-count="98" meta:word-count="2074" meta:character-count="13122" meta:non-whitespace-character-count="104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